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adornments="Regular" style:font-family-generic="roman"/>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officeooo:rsid="00139ed7" officeooo:paragraph-rsid="00139ed7"/>
    </style:style>
    <style:style style:name="P2" style:family="paragraph" style:parent-style-name="Standard" style:list-style-name="L1">
      <style:text-properties officeooo:rsid="00139ed7" officeooo:paragraph-rsid="001559dd"/>
    </style:style>
    <style:style style:name="P3" style:family="paragraph" style:parent-style-name="Standard" style:list-style-name="L2">
      <style:text-properties officeooo:rsid="001559dd" officeooo:paragraph-rsid="00159b6b"/>
    </style:style>
    <style:style style:name="P4" style:family="paragraph" style:parent-style-name="Standard" style:list-style-name="L2">
      <style:text-properties officeooo:rsid="00159b6b" officeooo:paragraph-rsid="00159b6b"/>
    </style:style>
    <style:style style:name="P5" style:family="paragraph" style:parent-style-name="Standard" style:list-style-name="L2">
      <style:text-properties officeooo:paragraph-rsid="00173da6"/>
    </style:style>
    <style:style style:name="P6" style:family="paragraph" style:parent-style-name="Standard" style:list-style-name="L2">
      <style:text-properties officeooo:rsid="00167d20" officeooo:paragraph-rsid="00167d20"/>
    </style:style>
    <style:style style:name="P7" style:family="paragraph" style:parent-style-name="Standard" style:list-style-name="L3">
      <style:text-properties officeooo:rsid="00167d20" officeooo:paragraph-rsid="00167d20"/>
    </style:style>
    <style:style style:name="P8" style:family="paragraph" style:parent-style-name="Standard" style:list-style-name="L4">
      <style:text-properties officeooo:rsid="00173da6" officeooo:paragraph-rsid="00173da6"/>
    </style:style>
    <style:style style:name="P9" style:family="paragraph" style:parent-style-name="Standard" style:list-style-name="L2">
      <style:text-properties officeooo:rsid="00173da6" officeooo:paragraph-rsid="00173da6"/>
    </style:style>
    <style:style style:name="P10" style:family="paragraph" style:parent-style-name="Standard" style:list-style-name="L2">
      <style:text-properties officeooo:rsid="00182dc9" officeooo:paragraph-rsid="00182dc9"/>
    </style:style>
    <style:style style:name="P11" style:family="paragraph" style:parent-style-name="Standard" style:list-style-name="L1">
      <style:text-properties officeooo:paragraph-rsid="00139ed7"/>
    </style:style>
    <style:style style:name="P12" style:family="paragraph" style:parent-style-name="Standard" style:list-style-name="L4">
      <style:text-properties officeooo:paragraph-rsid="00173da6"/>
    </style:style>
    <style:style style:name="P13" style:family="paragraph" style:parent-style-name="Standard" style:list-style-name="L3">
      <style:text-properties officeooo:paragraph-rsid="00167d20"/>
    </style:style>
    <style:style style:name="T1" style:family="text">
      <style:text-properties officeooo:rsid="00139ed7"/>
    </style:style>
    <style:style style:name="T2" style:family="text">
      <style:text-properties officeooo:rsid="001559dd"/>
    </style:style>
    <style:style style:name="T3" style:family="text">
      <style:text-properties officeooo:rsid="00159b6b"/>
    </style:style>
    <style:style style:name="T4" style:family="text">
      <style:text-properties officeooo:rsid="00167d20"/>
    </style:style>
    <style:style style:name="T5" style:family="text">
      <style:text-properties officeooo:rsid="00173da6"/>
    </style:style>
    <style:style style:name="T6" style:family="text">
      <style:text-properties officeooo:rsid="00182dc9"/>
    </style:style>
    <style:style style:name="T7" style:family="text">
      <style:text-properties officeooo:rsid="001afad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3"/>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beration Serif3"/>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erif3"/>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Liberation Serif3"/>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Liberation Serif3"/>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Liberation Serif3"/>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Liberation Serif3"/>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Liberation Serif3"/>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Liberation Serif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Liberation Serif3"/>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3"/>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beration Serif3"/>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erif3"/>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Liberation Serif3"/>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Liberation Serif3"/>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Liberation Serif3"/>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Liberation Serif3"/>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Liberation Serif3"/>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Liberation Serif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Liberation Serif3"/>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3"/>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beration Serif3"/>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erif3"/>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Liberation Serif3"/>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Liberation Serif3"/>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Liberation Serif3"/>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Liberation Serif3"/>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Liberation Serif3"/>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Liberation Serif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Liberation Serif3"/>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3"/>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beration Serif3"/>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erif3"/>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Liberation Serif3"/>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Liberation Serif3"/>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Liberation Serif3"/>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Liberation Serif3"/>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Liberation Serif3"/>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Liberation Serif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Liberation Serif3"/>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kumentation zur Karte „Lenné-Parks in Deutschland“</text:p>
      <text:p text:style-name="Subtitle">VMGG08 Geodateninfrastruktur, Master Geodäsie und Geoinformatik, SS 2016</text:p>
      <text:h text:style-name="Heading_20_1" text:outline-level="1">Ablauf</text:h>
      <text:list xml:id="list3840932066404747717" text:style-name="L1">
        <text:list-item>
          <text:p text:style-name="P11"><text:span text:style-name="T1">Scan des Ortsregisters aus dem Buch „Peter Joseph Lenné: Gärten, Parke, Landschaften“ von Harri Günther digitalisiert mit </text:span><text:a xlink:type="simple" xlink:href="http://www.onlineocr.net/" text:style-name="Internet_20_link" text:visited-style-name="Visited_20_Internet_20_Link"><text:span text:style-name="T1">http://www.onlineocr.net/</text:span></text:a></text:p>
        </text:list-item>
        <text:list-item>
          <text:p text:style-name="P1">Zuordnung von Koordinaten mit PHP-Skript „<text:span text:style-name="T7">g</text:span>eocoding.<text:span text:style-name="T7">php</text:span>“ mit Hilfe des Google-Geocodings über <text:a xlink:type="simple" xlink:href="http://maps.googleapis.com/maps/api/geocode/json?address=%3COrt%3E" text:style-name="Internet_20_link" text:visited-style-name="Visited_20_Internet_20_Link">http://maps.googleapis.com/maps/api/geocode/json?address=&lt;Ort&gt;</text:a></text:p>
        </text:list-item>
        <text:list-item>
          <text:p text:style-name="P1">manuelle Überprüfung und Korrektion aller Ortsnamen und Koordinaten</text:p>
        </text:list-item>
        <text:list-item>
          <text:p text:style-name="P1">Konvertieren der Liste in eine GeoJSON-Datei mit QGIS</text:p>
        </text:list-item>
        <text:list-item>
          <text:p text:style-name="P2">Erstellen einer Web-Karte <text:span text:style-name="T2">mit der JavaScript-Bibliothek Leaflet (</text:span><text:a xlink:type="simple" xlink:href="http://leafletjs.com/" text:style-name="Internet_20_link" text:visited-style-name="Visited_20_Internet_20_Link"><text:span text:style-name="T2">http://leafletjs.com/</text:span></text:a><text:span text:style-name="T2">)</text:span></text:p>
        </text:list-item>
        <text:list-item>
          <text:p text:style-name="P1">Scan der Pläne <text:span text:style-name="T2">aus obengenanntem Buch zur Anzeige in der Karte</text:span></text:p>
        </text:list-item>
      </text:list>
      <text:h text:style-name="Heading_20_1" text:outline-level="1">Anforderungen</text:h>
      <text:list xml:id="list8108900206074269189" text:style-name="L4">
        <text:list-item>
          <text:p text:style-name="P12"><text:span text:style-name="T5">grafikfähiger Browser</text:span></text:p>
        </text:list-item>
        <text:list-item>
          <text:p text:style-name="P8">Internetanschluss</text:p>
        </text:list-item>
      </text:list>
      <text:h text:style-name="Heading_20_1" text:outline-level="1">Anmerkungen zur <text:span text:style-name="T6">Nutzung und Erweiterung der Karte</text:span></text:h>
      <text:list xml:id="list750026307886202718" text:style-name="L2">
        <text:list-item>
          <text:p text:style-name="P5"><text:span text:style-name="T5">Verwendung von Leaflet 0.7.7 (</text:span><text:a xlink:type="simple" xlink:href="http://leafletjs.com/" text:style-name="Internet_20_link" text:visited-style-name="Visited_20_Internet_20_Link"><text:span text:style-name="T5">http://leafletjs.com/</text:span></text:a><text:span text:style-name="T5">) und Leaflet.label (</text:span><text:a xlink:type="simple" xlink:href="https://github.com/Leaflet/Leaflet.label" text:style-name="Internet_20_link" text:visited-style-name="Visited_20_Internet_20_Link"><text:span text:style-name="T5">https://github.com/Leaflet/Leaflet.label</text:span></text:a><text:span text:style-name="T5">)</text:span></text:p>
        </text:list-item>
        <text:list-item>
          <text:p text:style-name="P9">Zur Umsetzung der Leaflet-Karte vgl. Dokumentation (<text:a xlink:type="simple" xlink:href="http://leafletjs.com/reference.html" text:style-name="Internet_20_link" text:visited-style-name="Visited_20_Internet_20_Link">http://leafletjs.com/reference.html</text:a>)</text:p>
        </text:list-item>
        <text:list-item>
          <text:p text:style-name="P10">In den Popups der Marker werden „Name“, „Jahr“ und „Text“ angezeigt, die den Properties „place“, „year“ und „text“ der GeoJSON-Datei entsprechen</text:p>
        </text:list-item>
        <text:list-item>
          <text:p text:style-name="P4">Die Pläne im Ordner „pics“ müssen folgendermaßen benannt werden, damit sie in der Karte im Popup zum zugehörigen Ort angezeigt werden:</text:p>
          <text:list>
            <text:list-item>
              <text:p text:style-name="P4">&lt;Ortsname&gt;.JPG</text:p>
            </text:list-item>
            <text:list-item>
              <text:p text:style-name="P6">&lt;Ortsname&gt; nur in Kleinbuchstaben</text:p>
            </text:list-item>
            <text:list-item>
              <text:p text:style-name="P6">Umlaute „ausschreiben“, also „ae“ statt „ä“, „oe“ statt „ö“, „ue“ statt „ü“ und „ss“ statt „ß“</text:p>
            </text:list-item>
            <text:list-item>
              <text:p text:style-name="P6">Sonderzeichen (Leerzeichen, Komma, …) mit Unterstrich („_“) ersetzen</text:p>
            </text:list-item>
            <text:list-item>
              <text:p text:style-name="P6">Bsp.: Plan zu „Frankfurt/Oder“ heißt „frankfurt_oder.JPG“, Plan zu „Königs Wusterhausen“ heißt „koenigs_wusterhausen.JPG“</text:p>
            </text:list-item>
          </text:list>
        </text:list-item>
        <text:list-item>
          <text:p text:style-name="P3">WebAtlasDE.<text:span text:style-name="T3">light</text:span> wird mit der Lizenz „Nutzung von Bildung und Forschung“ zur Nutzung für den privaten Gebrauch und öffentliche Zwecke zur Verfügung gestellt. Öffentliche Zwecke sind Unterricht an Schulen, wissenschaftliche Forschung und Lehre an öffentlichen Hochschulen. Von einer kommerziellen Nutzung ist abzusehen. <text:span text:style-name="T3">(s. </text:span><text:a xlink:type="simple" xlink:href="http://www.geodatenzentrum.de/geodaten/gdz?l=webatlasde_light" text:style-name="Internet_20_link" text:visited-style-name="Visited_20_Internet_20_Link"><text:span text:style-name="T3">http://www.geodatenzentrum.de/geodaten/gdz?l=webatlasde_light</text:span></text:a><text:span text:style-name="T3">)</text:span></text:p>
        </text:list-item>
      </text:list>
      <text:h text:style-name="Heading_20_1" text:outline-level="1">Mitwirkende</text:h>
      <text:list xml:id="list6208626736295772566" text:style-name="L3">
        <text:list-item>
          <text:p text:style-name="P13"><text:span text:style-name="T4">Prof. Dr.-Ing. Wolfgang Kresse</text:span></text:p>
        </text:list-item>
        <text:list-item>
          <text:p text:style-name="P7">Dustin Arndt</text:p>
        </text:list-item>
        <text:list-item>
          <text:p text:style-name="P7">Chris Bojarra</text:p>
        </text:list-item>
        <text:list-item>
          <text:p text:style-name="P7">Mathias Krüger</text:p>
        </text:list-item>
        <text:list-item>
          <text:p text:style-name="P7">Danny Neubauer</text:p>
        </text:list-item>
        <text:list-item>
          <text:p text:style-name="P7">Oliver Rakowski</text:p>
        </text:list-item>
        <text:list-item>
          <text:p text:style-name="P7">Tino Schuld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adornments="Regular" style:font-family-generic="roman"/>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style-name="Fett" style:font-family-generic="roman" style:font-pitch="variable" fo:font-size="14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1" fo:font-family="'Liberation Serif'" style:font-style-name="Fett" style:font-family-generic="roman"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2" fo:font-family="'Liberation Serif'" style:font-style-name="Standard" style:font-family-generic="roman" style:font-pitch="variable" fo:font-size="14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Bojarra</meta:initial-creator>
    <meta:creation-date>2016-06-16T09:38:26.503000000</meta:creation-date>
    <dc:date>2016-06-16T11:28:30.800000000</dc:date>
    <dc:creator>Chris Bojarra</dc:creator>
    <meta:editing-duration>PT17M53S</meta:editing-duration>
    <meta:editing-cycles>5</meta:editing-cycles>
    <meta:generator>LibreOffice/5.0.6.3$Windows_x86 LibreOffice_project/490fc03b25318460cfc54456516ea2519c11d1aa</meta:generator>
    <dc:title>Dokumentation zur Karte „Lenné-Parks in Deutschland“</dc:title>
    <meta:document-statistic meta:table-count="0" meta:image-count="0" meta:object-count="0" meta:page-count="1" meta:paragraph-count="31" meta:word-count="274" meta:character-count="2142" meta:non-whitespace-character-count="1924"/>
  </office:meta>
</office:document-meta>
</file>